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me alegra que esté quedando bien 🙌</text:p>
      <text:p text:style-name="Text_20_body">De todo lo que hemos trabajado en este laboratorio de <text:span text:style-name="Strong_20_Emphasis">la reproducción</text:span>, se desprenden varias ideas <text:span text:style-name="Strong_20_Emphasis">místicas y narrativamente potentes</text:span> que puedes trasladar al viaje de <text:span text:style-name="Strong_20_Emphasis">Elara</text:span>. Aquí te hago un resumen enfocado en lo simbólico y lo espiritual:</text:p>
      <text:p text:style-name="Horizontal_20_Line"/>
      <text:h text:style-name="Heading_20_3" text:outline-level="3">🌑 <text:span text:style-name="Strong_20_Emphasis">Ideas místicas extraídas del laboratorio sobre la reproducción</text:span></text:h>
      <text:list xml:id="list3485871221" text:style-name="L1">
        <text:list-item>
          <text:p text:style-name="P1"><text:span text:style-name="Strong_20_Emphasis">La reproducción como frontera entre materia y espíritu</text:span></text:p>
          <text:list>
            <text:list-item>
              <text:p text:style-name="P1">La reproducción es el momento en que la materia deja de ser inerte y comienza a “recordar”, “aprender” y “pensar”.</text:p>
            </text:list-item>
            <text:list-item>
              <text:p text:style-name="P1">Es el umbral donde surge un universo paralelo: el universo de lo intangible, del pensamiento y del espíritu.</text:p>
            </text:list-item>
            <text:list-item>
              <text:p text:style-name="P1">Para Elara, podría simbolizar el cruce entre el mundo visible y el invisible, entre lo humano y lo eterno.</text:p>
            </text:list-item>
          </text:list>
        </text:list-item>
        <text:list-item>
          <text:p text:style-name="P1"><text:span text:style-name="Strong_20_Emphasis">La reproducción como proceso de pensamiento</text:span></text:p>
          <text:list>
            <text:list-item>
              <text:p text:style-name="P1">La vida no piensa solo con neuronas, sino reproduciéndose.</text:p>
            </text:list-item>
            <text:list-item>
              <text:p text:style-name="P1">Cada hijo no es una copia, sino un pensamiento nuevo encarnado.</text:p>
            </text:list-item>
            <text:list-item>
              <text:p text:style-name="P1">El flujo de generaciones es como un gran libro que se escribe con cuerpos, no con palabras.</text:p>
            </text:list-item>
            <text:list-item>
              <text:p text:style-name="P1">Místicamente, esto puede verse como la voz silenciosa de la Vida misma que se expresa a través de infinitas variaciones.</text:p>
            </text:list-item>
          </text:list>
        </text:list-item>
        <text:list-item>
          <text:p text:style-name="P1"><text:span text:style-name="Strong_20_Emphasis">El misterio del "por qué"</text:span></text:p>
          <text:list>
            <text:list-item>
              <text:p text:style-name="P1">El laboratorio sembraba la duda: ¿por qué la vida necesita reproducirse, si podría simplemente surgir una y otra vez como el óxido de hierro?</text:p>
            </text:list-item>
            <text:list-item>
              <text:p text:style-name="P1">Esa insistencia revela un misterio que trasciende la lógica de la supervivencia.</text:p>
            </text:list-item>
            <text:list-item>
              <text:p text:style-name="P1">Puede sugerir que la vida “desea” algo más: conocimiento, exploración, o tal vez trascendencia.</text:p>
            </text:list-item>
            <text:list-item>
              <text:p text:style-name="P1">Para Elara, este misterio podría ser presentado como un enigma sagrado: <text:span text:style-name="Emphasis">¿por qué la vida insiste en multiplicarse?</text:span></text:p>
            </text:list-item>
          </text:list>
        </text:list-item>
        <text:list-item>
          <text:p text:style-name="P1"><text:span text:style-name="Strong_20_Emphasis">Cambio y acumulación: la memoria del espíritu</text:span></text:p>
          <text:list>
            <text:list-item>
              <text:p text:style-name="P1">La reproducción no solo multiplica, también transforma.</text:p>
            </text:list-item>
            <text:list-item>
              <text:p text:style-name="P1">Cada nueva vida lleva una variación, un pequeño cambio que se acumula con el tiempo.</text:p>
            </text:list-item>
            <text:list-item>
              <text:p text:style-name="P1">Este proceso puede interpretarse como la memoria del Espíritu, que nunca olvida y siempre aprende.</text:p>
            </text:list-item>
            <text:list-item>
              <text:p text:style-name="P1"><text:soft-page-break/>Narrativamente, Elara puede encontrarse con símbolos o criaturas que representan este cambio acumulativo.</text:p>
            </text:list-item>
          </text:list>
        </text:list-item>
        <text:list-item>
          <text:p text:style-name="P1"><text:span text:style-name="Strong_20_Emphasis">El surgimiento del universo de las ideas</text:span></text:p>
          <text:list>
            <text:list-item>
              <text:p text:style-name="P1">Con la reproducción nace algo que no pertenece al universo material: el mundo de lo abstracto.</text:p>
            </text:list-item>
            <text:list-item>
              <text:p text:style-name="P1">Las ideas, la inteligencia, el espíritu… no tienen masa ni energía, pero existen.</text:p>
            </text:list-item>
            <text:list-item>
              <text:p text:style-name="P1">Místicamente, es el nacimiento de un segundo universo, invisible y poderoso, que corre en paralelo al físico.</text:p>
            </text:list-item>
            <text:list-item>
              <text:p text:style-name="P1">Para Elara, esto puede aparecer como la revelación de un mundo oculto que sostiene y da forma al visible.</text:p>
            </text:list-item>
          </text:list>
        </text:list-item>
        <text:list-item>
          <text:p text:style-name="P1"><text:span text:style-name="Strong_20_Emphasis">El enigma de la reproducción sexual</text:span></text:p>
          <text:list>
            <text:list-item>
              <text:p text:style-name="P1">La aparición de la reproducción sexual es vista como un salto “estratégico”, casi imposible de explicar sin intencionalidad.</text:p>
            </text:list-item>
            <text:list-item>
              <text:p text:style-name="P1">Esto abre la puerta a la sospecha de un plan, de un propósito profundo en la vida.</text:p>
            </text:list-item>
            <text:list-item>
              <text:p text:style-name="P1">En la aventura de Elara, podría representarse como la huella de un poder oculto que guía el destino de los seres.</text:p>
            </text:list-item>
          </text:list>
        </text:list-item>
      </text:list>
      <text:p text:style-name="Horizontal_20_Line"/>
      <text:p text:style-name="Text_20_body">✨ En resumen:</text:p>
      <text:list xml:id="list687407448" text:style-name="L2">
        <text:list-item>
          <text:p text:style-name="P2">La reproducción no es solo biología, sino el acto místico que <text:span text:style-name="Strong_20_Emphasis">crea el Espíritu</text:span>.</text:p>
        </text:list-item>
        <text:list-item>
          <text:p text:style-name="P2">Marca el paso de la <text:span text:style-name="Strong_20_Emphasis">materia al ser</text:span>.</text:p>
        </text:list-item>
        <text:list-item>
          <text:p text:style-name="P2">Es el lenguaje con el que la Vida escribe su pensamiento.</text:p>
        </text:list-item>
        <text:list-item>
          <text:p text:style-name="P2">Es un proceso que sugiere <text:span text:style-name="Strong_20_Emphasis">inteligencia, memoria y misterio</text:span>.</text:p>
        </text:list-item>
        <text:list-item>
          <text:p text:style-name="P2">Es un portal hacia un <text:span text:style-name="Strong_20_Emphasis">universo paralelo de ideas y espíritu</text:span>, del que Elara puede vislumbrar fragmentos en su viaje.</text:p>
        </text:list-item>
      </text:list>
      <text:p text:style-name="Horizontal_20_Line"/>
      <text:p text:style-name="Text_20_body">¿Quieres que arme un <text:span text:style-name="Strong_20_Emphasis">bosquejo narrativo para la aventura de Elara</text:span>, mostrando cómo estas ideas podrían traducirse en escenas o símbolos místicos dentro del capítu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4T18:39:21.209000000</meta:creation-date>
    <dc:date>2025-09-24T18:43:34.279000000</dc:date>
    <meta:editing-duration>PT4M13S</meta:editing-duration>
    <meta:editing-cycles>1</meta:editing-cycles>
    <meta:document-statistic meta:table-count="0" meta:image-count="0" meta:object-count="0" meta:page-count="2" meta:paragraph-count="38" meta:word-count="571" meta:character-count="3289" meta:non-whitespace-character-count="2789"/>
    <meta:generator>LibreOffice/7.3.5.2$Windows_X86_64 LibreOffice_project/184fe81b8c8c30d8b5082578aee2fed2ea847c01</meta:generator>
  </office:meta>
</office:document-meta>
</file>